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24" calcext:value-type="float">
            <text:p>22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87" calcext:value-type="float">
            <text:p>35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07" calcext:value-type="float">
            <text:p>5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1" calcext:value-type="float">
            <text:p>75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55" calcext:value-type="float">
            <text:p>1465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1327" calcext:value-type="float">
            <text:p>1327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25" calcext:value-type="float">
            <text:p>28725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3425" calcext:value-type="float">
            <text:p>3425</text:p>
          </table:table-cell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298" calcext:value-type="float">
            <text:p>60298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4657" calcext:value-type="float">
            <text:p>4657</text:p>
          </table:table-cell>
          <table:table-cell office:value-type="float" office:value="28949" calcext:value-type="float">
            <text:p>28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320" calcext:value-type="float">
            <text:p>120320</text:p>
          </table:table-cell>
          <table:table-cell office:value-type="float" office:value="0" calcext:value-type="float">
            <text:p>0</text:p>
          </table:table-cell>
          <table:table-cell office:value-type="float" office:value="5962" calcext:value-type="float">
            <text:p>5962</text:p>
          </table:table-cell>
          <table:table-cell office:value-type="float" office:value="9543" calcext:value-type="float">
            <text:p>9543</text:p>
          </table:table-cell>
          <table:table-cell office:value-type="float" office:value="60548" calcext:value-type="float">
            <text:p>60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35:16.118940451</meta:creation-date>
    <dc:date>2022-12-30T11:40:53.252812338</dc:date>
    <meta:editing-duration>PT5M37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